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fo:color="#ce181e" fo:font-size="14pt" fo:font-style="normal" style:text-underline-style="solid" style:text-underline-width="auto" style:text-underline-color="font-color" fo:font-weight="bold" officeooo:rsid="001eb7a4" officeooo:paragraph-rsid="00097a01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text-indent="2cm" style:auto-text-indent="false"/>
      <style:text-properties fo:font-variant="normal" fo:text-transform="none" style:font-name="Times New Roman" fo:font-size="14pt" fo:language="pt" fo:country="BR" fo:font-style="normal" fo:font-weight="normal" officeooo:paragraph-rsid="00097a01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margin-top="0.106cm" fo:margin-bottom="0.106cm" loext:contextual-spacing="false" fo:line-height="100%" fo:text-align="justify" style:justify-single-word="false" fo:text-indent="2cm" style:auto-text-indent="false" fo:background-color="transparent"/>
      <style:text-properties fo:font-variant="normal" fo:text-transform="none" style:font-name="Times New Roman" fo:font-size="12pt" fo:language="pt" fo:country="BR" fo:font-style="normal" fo:font-weight="normal" officeooo:rsid="001da5a0" officeooo:paragraph-rsid="00097a01" style:font-size-asian="12pt" style:font-size-complex="14pt"/>
    </style:style>
    <style:style style:name="P4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text-indent="2cm" style:auto-text-indent="false"/>
      <style:text-properties style:font-name="Times New Roman" fo:font-size="14pt" fo:language="pt" fo:country="BR" officeooo:paragraph-rsid="00097a01" style:font-size-asian="14pt" style:font-size-complex="14pt"/>
    </style:style>
    <style:style style:name="P5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text-indent="2cm" style:auto-text-indent="false"/>
      <style:text-properties style:font-name="Times New Roman" fo:font-size="14pt" fo:language="pt" fo:country="BR" officeooo:rsid="00e30d33" officeooo:paragraph-rsid="00097a01" style:font-size-asian="14pt" style:font-size-complex="14pt"/>
    </style:style>
    <style:style style:name="P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4pt" fo:font-style="normal" fo:font-weight="normal" officeooo:paragraph-rsid="00097a01" style:font-size-asian="14pt" style:font-size-complex="14pt"/>
    </style:style>
    <style:style style:name="P7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text-indent="1.249cm" style:auto-text-indent="false"/>
      <style:text-properties fo:font-variant="normal" fo:text-transform="none" style:font-name="Times New Roman1" fo:font-size="14pt" fo:language="pt" fo:country="BR" fo:font-style="normal" fo:font-weight="normal" officeooo:paragraph-rsid="00097a01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  <style:text-properties style:font-name="Times New Roman" fo:font-size="12pt" fo:language="pt" fo:country="BR" officeooo:paragraph-rsid="00097a01" style:font-size-asian="12pt" style:font-size-complex="12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font-name="Times New Roman1" fo:font-size="14pt" fo:font-style="normal" fo:font-weight="normal" officeooo:paragraph-rsid="00097a01" style:font-size-asian="14pt" style:font-size-complex="14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font-size="14pt" fo:font-style="normal" fo:font-weight="normal" officeooo:paragraph-rsid="00097a01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cm" fo:margin-right="0cm" style:line-height-at-least="0cm" fo:text-align="justify" style:justify-single-word="false" fo:text-indent="0cm" style:auto-text-indent="false" fo:background-color="transparent"/>
      <style:text-properties style:font-name="Times New Roman" fo:font-size="14pt" fo:language="pt" fo:country="BR" officeooo:rsid="00e538dd" officeooo:paragraph-rsid="00097a01" style:font-size-asian="14pt" style:font-size-complex="14pt"/>
    </style:style>
    <style:style style:name="P12" style:family="paragraph" style:parent-style-name="Standard" style:master-page-name="">
      <loext:graphic-properties draw:fill="none"/>
      <style:paragraph-properties fo:margin-left="0cm" fo:margin-right="0cm" style:line-height-at-least="0cm" fo:text-align="justify" style:justify-single-word="false" fo:text-indent="0cm" style:auto-text-indent="false" style:page-number="auto" fo:background-color="transparent"/>
      <style:text-properties style:font-name="Times New Roman" fo:font-size="14pt" fo:language="pt" fo:country="BR" officeooo:rsid="00e3fa2d" officeooo:paragraph-rsid="00097a01" style:font-size-asian="14pt" style:font-size-complex="14pt"/>
    </style:style>
    <style:style style:name="T1" style:family="text">
      <style:text-properties officeooo:rsid="00c33d51"/>
    </style:style>
    <style:style style:name="T2" style:family="text">
      <style:text-properties officeooo:rsid="00e30d33"/>
    </style:style>
    <style:style style:name="T3" style:family="text">
      <style:text-properties officeooo:rsid="00df914e"/>
    </style:style>
    <style:style style:name="T4" style:family="text">
      <style:text-properties officeooo:rsid="00e3f17f"/>
    </style:style>
    <style:style style:name="T5" style:family="text">
      <style:text-properties officeooo:rsid="00dbb884"/>
    </style:style>
    <style:style style:name="T6" style:family="text">
      <style:text-properties officeooo:rsid="008923fb"/>
    </style:style>
    <style:style style:name="T7" style:family="text">
      <style:text-properties officeooo:rsid="00069375"/>
    </style:style>
    <style:style style:name="T8" style:family="text">
      <style:text-properties fo:font-variant="normal" fo:text-transform="none" fo:font-style="normal" fo:font-weight="normal" officeooo:rsid="001d6a87"/>
    </style:style>
    <style:style style:name="T9" style:family="text">
      <style:text-properties fo:font-variant="normal" fo:text-transform="none" style:font-name="Times New Roman1" fo:font-style="normal" fo:font-weight="normal"/>
    </style:style>
    <style:style style:name="T10" style:family="text">
      <style:text-properties fo:font-variant="normal" fo:text-transform="none" style:font-name="Times New Roman1" fo:font-style="normal" fo:font-weight="normal" officeooo:rsid="00e5a887"/>
    </style:style>
    <style:style style:name="T11" style:family="text">
      <style:text-properties fo:font-variant="normal" fo:text-transform="none" style:font-name="Times New Roman1" fo:font-style="normal" fo:font-weight="normal" officeooo:rsid="0044f0e0"/>
    </style:style>
    <style:style style:name="T12" style:family="text">
      <style:text-properties style:text-line-through-style="none" style:text-line-through-type="none" fo:font-style="normal" officeooo:rsid="00e13be2" style:font-size-complex="12pt"/>
    </style:style>
    <style:style style:name="T13" style:family="text">
      <style:text-properties style:text-line-through-style="none" style:text-line-through-type="none" fo:font-style="normal" officeooo:rsid="00e30d33" style:font-size-complex="12pt"/>
    </style:style>
    <style:style style:name="T14" style:family="text">
      <style:text-properties officeooo:rsid="00e538dd"/>
    </style:style>
    <style:style style:name="T15" style:family="text">
      <style:text-properties officeooo:rsid="00e5a8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SCRIÇÃO – <text:span text:style-name="T1">NUNCA INICIOU – MEDIDA DE SEGURANÇA</text:span></text:p>
      <text:p text:style-name="P4">Trata-se de execução de medida de segurança <text:span text:style-name="T2">detentiva</text:span> <text:span text:style-name="T2">aplicada</text:span> a <text:span text:style-name="T3">FAUSTO VIANA PEREIRA</text:span>, em razão de crime previsto no art. <text:span text:style-name="T2">157, §2º, I e II</text:span> do Código Penal.</text:p>
      <text:p text:style-name="P5">A sentença condenatória foi prolata na data de 30/09/1998, com trânsito em julgado em 19/10/1998, nunca tendo sido internado o inimputável para início do cumprimento.</text:p>
      <text:p text:style-name="P6">Interveio o Ministério Público opinando pela extinção da punibilidade em face da prescrição executória (<text:span text:style-name="T4">7</text:span>.1).</text:p>
      <text:p text:style-name="P7">Certidão ao evento <text:span text:style-name="T5">4</text:span>.1 esclarecendo que não existem registros de novas prisões após a data da fuga, conforme informações disponíveis no SEEU, SAJ-<text:span text:style-name="T6">PG</text:span>5 e BNMP 2.0.</text:p>
      <text:p text:style-name="P4">Relatados.</text:p>
      <text:p text:style-name="P6">Prescrição penal é a perda do poder-dever de punir do Estado pelo não exercício da pretensão punitiva ou da pretensão executória durante certo lapso de tempo, sendo a primeira, que ocorre antes de transitar em julgado a sentença, regulada pelo art. 109 do Código Penal, e a outra, que tem seu prazo em curso após o trânsito em julgado da sentença condenatória,  disciplinada no art. 110 do mesmo estatuto.</text:p>
      <text:p text:style-name="P9"/>
      <text:p text:style-name="P10">Salient<text:span text:style-name="T7">o</text:span> que o trânsito em julgado a se considerar deve ser para ambas as partes, consoante entendimento do STF:</text:p>
      <text:p text:style-name="P8"><text:span text:style-name="T8">RECURSO ESPECIAL. PRERROGATIVA DE FORO. PRESCRIÇÃO. INOCORRÊNCIA. TERMO INICIAL. DEMAIS TESES RECURSAIS REJEITADAS. IMEDIATA EXECUÇÃO DA PENA. I. TERMO INICIAL DA PRETENSÃO EXECUTÓRIA. 1. </text:span><text:span text:style-name="Strong_20_Emphasis"><text:span text:style-name="T8">A prescrição da pretensão executória pressupõe a inércia do titular do direito de punir. </text:span></text:span><text:span text:style-name="T8">(...). 2. </text:span><text:span text:style-name="Strong_20_Emphasis"><text:span text:style-name="T8">O entendimento defensivo de que a prescrição da pretensão executória se inicia com o trânsito em julgado para a acusação viola o direito fundamental à inafastabilidade da jurisdição que pressupõe a existência de uma tutela jurisdicional efetiva, ou melhor, uma justiça efetiva. </text:span></text:span><text:span text:style-name="T8">(...) 4. Desse modo, </text:span><text:span text:style-name="Strong_20_Emphasis"><text:span text:style-name="T8">se não houve ainda o trânsito em julgado para ambas as partes, não há falar-se em prescrição da pretensão executória. </text:span></text:span><text:span text:style-name="T8">(...) (RE 696533, Relator (a): Min. LUIZ FUX, Relator (a) p/ Acórdão Min. ROBERTO BARROSO, Primeira Turma, julgado em 06/02/2018, PROCESSO ELETRÔNICO DJe-041 DIVULG 02-03-2018 PUBLIC 05-03-2018)</text:span></text:p>
      <text:p text:style-name="P4">O ST<text:span text:style-name="T4">J</text:span> <text:span text:style-name="T4">consolidou entendimento</text:span> no sentido de que a <text:span text:style-name="T4">prescrição da pretensão executória da sentença absolutória imprópria deve ser regulada pela pena em abstrato: </text:span></text:p>
      <text:p text:style-name="P3"><text:span text:style-name="Emphasis"><text:span text:style-name="T12">DECISÃO: (…) O Superior Tribunal de Justiça já assentou a orientação de que o prazo para o cômputo da prescrição da medida de segurança aplicada ao inimputável regula-se pelo máximo da pena privativa de liberdade cominada ao crime, observados os interregnos estipulados no art. 109 do Código Penal. Nesse sentido: RECURSO ORDINÁRIO EM HABEAS CORPUS. FURTO QUALIFICADO. INIMPUTÁVEL. PRESCRIÇÃO DA MEDIDA DE SEGURANÇA. INOCORRÊNCIA. PRAZO REGULADO PELA PENA MÁXIMA EM ABSTRATO COMINADA AO CRIME. PEDIDO ALTERNATIVO PREJUDICADO. 1. A contagem do prazo para a prescrição da medida de segurança aplicada ao inimputável regula-se pelo máximo da pena provativa de liberdade cominada ao crime, nos lapsos previstos no artigo 109 do Código Penal. </text:span></text:span><text:span text:style-name="Emphasis"><text:span text:style-name="T13">(…) (STJ – </text:span></text:span><text:soft-page-break/><text:span text:style-name="Emphasis"><text:span text:style-name="T13">REsp: 1705673 SP 2017/0273247-0, Relator: Ministro ANTONIO SALDANHA PALHEIRO, Data de Publicação: DJ 01/02/2018)</text:span></text:span></text:p>
      <text:p text:style-name="P12">No caso, foi proferida sentença absolutória imprópria, aplicando ao paciente medida de segurança detentiva, consistente em <text:span text:style-name="T14">internação</text:span>, <text:span text:style-name="T14">pelo prazo mínimo de 01 (um) ano, sendo absolvido da prática do roubo duplamente circunstanciado. </text:span></text:p>
      <text:p text:style-name="P11">Assim, o máximo da pena em abstrato imposta ao crime de roubo é de dez anos, majorado de metade em decorrência da violência e ameaça exercida pelo uso de arma de fogo e em concurso de pessoas, resulta em quinze anos, incidindo o prazo prescricional de vinte anos (art. 109, I, do CP).</text:p>
      <text:p text:style-name="P11">Sendo o prazo prescricional de vinte anos, cujo parâmetro de contagem é a data do trânsito em julgado da sentença (art. 112, I, CP), depreende-se que foi ultrapassado em 18/10/2018.</text:p>
      <text:p text:style-name="P4">Desta forma, deve ser declarada extinta a medida de segurança em execução, em virtude de ultrapassado o limite máximo da pena abstratamente cominada ao crime correspondente à infração por ele praticada.</text:p>
      <text:p text:style-name="P4">Isto posto, <text:span text:style-name="T15">acolho</text:span> o parecer ministerial e declaro extinta a medida de seguranç<text:span text:style-name="T15">a</text:span> que era executada nestes autos, <text:span text:style-name="T15">o</text:span><text:span text:style-name="T9"> que faço com arrimo no art. 107, IV, 1ª parte, c/c arts. 109, </text:span><text:span text:style-name="T10">I e</text:span><text:span text:style-name="T9">112, </text:span><text:span text:style-name="T11">I</text:span><text:span text:style-name="T9">, todos do Código Penal</text:span>.</text:p>
      <text:p text:style-name="P2">P.R.I., arquivem-se os autos após o trânsito em julgado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3:10:58.705000000</meta:creation-date>
    <dc:date>2019-11-11T13:12:10.183000000</dc:date>
    <meta:editing-duration>PT1M11S</meta:editing-duration>
    <meta:editing-cycles>1</meta:editing-cycles>
    <meta:document-statistic meta:table-count="0" meta:image-count="0" meta:object-count="0" meta:page-count="2" meta:paragraph-count="17" meta:word-count="668" meta:character-count="4252" meta:non-whitespace-character-count="3594"/>
    <meta:generator>LibreOffice/6.0.3.2$Windows_X86_64 LibreOffice_project/8f48d515416608e3a835360314dac7e47fd0b821</meta:generator>
  </office:meta>
</office:document-meta>
</file>